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arial" fo:font-size="15pt" fo:language="en" fo:country="US" fo:font-style="italic" style:font-size-asian="15pt" style:font-style-asian="italic" style:font-size-complex="15pt" style:font-style-complex="italic"/>
    </style:style>
    <style:style style:name="P2" style:family="paragraph" style:parent-style-name="Standard">
      <style:paragraph-properties style:writing-mode="lr-tb"/>
      <style:text-properties style:font-name="arial" fo:font-size="15pt" fo:language="en" fo:country="US" style:font-size-asian="15pt" style:font-size-complex="15pt"/>
    </style:style>
    <style:style style:name="P3" style:family="paragraph" style:parent-style-name="Standard">
      <style:paragraph-properties style:writing-mode="lr-tb"/>
      <style:text-properties style:font-name="arial" fo:font-size="15pt" fo:language="en" fo:country="US" style:font-size-asian="15pt" style:font-size-complex="15pt"/>
    </style:style>
    <style:style style:name="P4" style:family="paragraph" style:parent-style-name="Standard" style:list-style-name="L1">
      <style:paragraph-properties style:writing-mode="lr-tb"/>
      <style:text-properties style:font-name="arial" fo:font-size="15pt" fo:language="en" fo:country="US" style:font-size-asian="15pt" style:font-size-complex="1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agationes Mathematicae</text:p>
      <text:p text:style-name="P2"/>
      <text:p text:style-name="P2">Dear Editor,</text:p>
      <text:p text:style-name="P2"/>
      <text:p text:style-name="P2">Please find attached for your kind review our adapted manuscript entitled “A note on the gaussian maximal functions".</text:p>
      <text:p text:style-name="P2"/>
      <text:p text:style-name="P2">We have addressed all the comments made by the anonymous referee, and in addition we have:</text:p>
      <text:list xml:id="list2101162824" text:style-name="L1">
        <text:list-item>
          <text:p text:style-name="P4">added a reference for the statement in formula (1);</text:p>
        </text:list-item>
        <text:list-item>
          <text:p text:style-name="P4">replaced all -t^2 L with t^2 L to match the use suggested in comment (6).</text:p>
        </text:list-item>
      </text:list>
      <text:p text:style-name="P2"/>
      <text:p text:style-name="P2">Look forward to your favorable consideration. </text:p>
      <text:p text:style-name="P2"/>
      <text:p text:style-name="P2">Most sincerely, </text:p>
      <text:p text:style-name="P2">Jonas Teuwen, MSc </text:p>
      <text:p text:style-name="P2">Delft Institute of Applied Mathematics</text:p>
      <text:p text:style-name="P2">Delft University of Technolo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4:25:37</meta:creation-date>
    <dc:date>2014-02-20T15:08:52</dc:date>
    <meta:editing-duration>PT5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1" meta:word-count="84" meta:character-count="518" meta:non-whitespace-character-count="444"/>
    <meta:user-defined meta:name="Mendeley Citation Style_1">http://www.zotero.org/styles/ieee</meta:user-defined>
    <meta:user-defined meta:name="Mendeley Document_1">True</meta:user-defined>
    <meta:user-defined meta:name="Mendeley User Name_1">j.j.b.teuwen@tudelft.nl@www.mendeley.com</meta:user-defined>
  </office:meta>
</office:document-meta>
</file>